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0000000100F97F57B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12cm" draw:marker-start-width="0.837cm" draw:marker-end-width="0.837cm" draw:textarea-vertical-align="middle" fo:padding-top="0.231cm" fo:padding-bottom="0.231cm" fo:padding-left="0.356cm" fo:padding-right="0.356cm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ellipse draw:style-name="gr1" draw:text-style-name="P1" draw:layer="layout" svg:width="5.647cm" svg:height="3.948cm" svg:x="6.714cm" svg:y="13.151cm">
          <text:p/>
        </draw:ellipse>
        <draw:frame draw:style-name="gr2" draw:text-style-name="P1" draw:layer="layout" svg:width="3.182cm" svg:height="3.182cm" svg:x="7.946cm" svg:y="13.534cm">
          <draw:image xlink:href="Pictures/100002010000010000000100F97F57B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00:23:04</meta:creation-date>
    <dc:date>2022-07-18T08:54:51</dc:date>
    <meta:editing-duration>PT37M56S</meta:editing-duration>
    <meta:editing-cycles>14</meta:editing-cycles>
    <meta:generator>OpenOffice/4.1.4$Unix OpenOffice.org_project/414m5$Build-9788</meta:generator>
    <meta:document-statistic meta:object-count="2"/>
  </office:meta>
</office:document-meta>
</file>